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Times New Roman" officeooo:rsid="00008aab" officeooo:paragraph-rsid="00008aab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" officeooo:rsid="00008aab" officeooo:paragraph-rsid="00008aab"/>
    </style:style>
    <style:style style:name="P3" style:family="paragraph" style:parent-style-name="Standard">
      <style:paragraph-properties fo:line-height="200%" fo:text-align="start" style:justify-single-word="false"/>
      <style:text-properties officeooo:paragraph-rsid="00008aab"/>
    </style:style>
    <style:style style:name="P4" style:family="paragraph" style:parent-style-name="Standard" style:list-style-name="L1">
      <style:paragraph-properties fo:line-height="200%" fo:text-align="start" style:justify-single-word="false"/>
      <style:text-properties officeooo:rsid="00008aab" officeooo:paragraph-rsid="00008aab"/>
    </style:style>
    <style:style style:name="P5" style:family="paragraph" style:parent-style-name="Standard" style:list-style-name="L1">
      <style:paragraph-properties fo:line-height="200%" fo:text-align="start" style:justify-single-word="false"/>
      <style:text-properties fo:color="#2a6099" officeooo:rsid="0004b5fe" officeooo:paragraph-rsid="0004b5fe"/>
    </style:style>
    <style:style style:name="P6" style:family="paragraph" style:parent-style-name="Standard" style:list-style-name="L1">
      <style:paragraph-properties fo:line-height="200%" fo:text-align="start" style:justify-single-word="false"/>
      <style:text-properties fo:color="#2a6099" fo:font-weight="bold" officeooo:rsid="00067ed0" officeooo:paragraph-rsid="00067ed0" style:font-weight-asian="bold" style:font-weight-complex="bold"/>
    </style:style>
    <style:style style:name="P7" style:family="paragraph" style:parent-style-name="Standard" style:list-style-name="L1">
      <style:paragraph-properties fo:line-height="200%" fo:text-align="start" style:justify-single-word="false"/>
      <style:text-properties fo:color="#2a6099" fo:font-weight="bold" officeooo:rsid="00067ed0" officeooo:paragraph-rsid="000849d0" style:font-weight-asian="bold" style:font-weight-complex="bold"/>
    </style:style>
    <style:style style:name="P8" style:family="paragraph" style:parent-style-name="Standard" style:list-style-name="L1">
      <style:paragraph-properties fo:line-height="200%" fo:text-align="start" style:justify-single-word="false"/>
      <style:text-properties fo:color="#2a6099" fo:font-weight="normal" officeooo:rsid="00067ed0" officeooo:paragraph-rsid="00067ed0" style:font-weight-asian="normal" style:font-weight-complex="normal"/>
    </style:style>
    <style:style style:name="P9" style:family="paragraph" style:parent-style-name="Standard" style:list-style-name="L1">
      <style:paragraph-properties fo:line-height="200%" fo:text-align="start" style:justify-single-word="false"/>
      <style:text-properties fo:color="#000000" fo:font-weight="normal" officeooo:rsid="00067ed0" officeooo:paragraph-rsid="00067ed0" style:font-weight-asian="normal" style:font-weight-complex="normal"/>
    </style:style>
    <style:style style:name="P10" style:family="paragraph" style:parent-style-name="Standard" style:list-style-name="L1">
      <style:paragraph-properties fo:line-height="200%" fo:text-align="start" style:justify-single-word="false"/>
      <style:text-properties fo:color="#000000" fo:font-weight="normal" officeooo:rsid="00067ed0" officeooo:paragraph-rsid="000849d0" style:font-weight-asian="normal" style:font-weight-complex="normal"/>
    </style:style>
    <style:style style:name="P11" style:family="paragraph" style:parent-style-name="Standard" style:list-style-name="L1">
      <style:paragraph-properties fo:line-height="200%" fo:text-align="start" style:justify-single-word="false"/>
      <style:text-properties fo:color="#000000" fo:font-weight="normal" officeooo:rsid="0009eb95" officeooo:paragraph-rsid="0009eb95" style:font-weight-asian="normal" style:font-weight-complex="normal"/>
    </style:style>
    <style:style style:name="P12" style:family="paragraph" style:parent-style-name="Standard" style:list-style-name="L1">
      <style:paragraph-properties fo:line-height="200%" fo:text-align="start" style:justify-single-word="false"/>
      <style:text-properties fo:color="#000000" fo:font-weight="normal" officeooo:rsid="000a4db5" officeooo:paragraph-rsid="000a4db5" style:font-weight-asian="normal" style:font-weight-complex="normal"/>
    </style:style>
    <style:style style:name="P13" style:family="paragraph" style:parent-style-name="Standard" style:list-style-name="L1">
      <style:paragraph-properties fo:line-height="200%" fo:text-align="start" style:justify-single-word="false"/>
      <style:text-properties fo:color="#000000" fo:font-weight="normal" officeooo:rsid="000a4db5" officeooo:paragraph-rsid="000df8ae" style:font-weight-asian="normal" style:font-weight-complex="normal"/>
    </style:style>
    <style:style style:name="P14" style:family="paragraph" style:parent-style-name="Standard" style:list-style-name="L1">
      <style:paragraph-properties fo:line-height="200%" fo:text-align="start" style:justify-single-word="false"/>
      <style:text-properties fo:color="#3465a4" fo:font-weight="normal" officeooo:rsid="00067ed0" officeooo:paragraph-rsid="000849d0" style:font-weight-asian="normal" style:font-weight-complex="normal"/>
    </style:style>
    <style:style style:name="P15" style:family="paragraph" style:parent-style-name="Standard" style:list-style-name="L1">
      <style:paragraph-properties fo:line-height="200%" fo:text-align="start" style:justify-single-word="false"/>
      <style:text-properties fo:color="#3465a4" fo:font-weight="normal" officeooo:rsid="0009eb95" officeooo:paragraph-rsid="000a4db5" style:font-weight-asian="normal" style:font-weight-complex="normal"/>
    </style:style>
    <style:style style:name="P16" style:family="paragraph" style:parent-style-name="Standard" style:list-style-name="L1">
      <style:paragraph-properties fo:line-height="200%" fo:text-align="start" style:justify-single-word="false"/>
      <style:text-properties fo:color="#3465a4" fo:font-weight="normal" officeooo:rsid="000df8ae" officeooo:paragraph-rsid="000df8ae" style:font-weight-asian="normal" style:font-weight-complex="normal"/>
    </style:style>
    <style:style style:name="P17" style:family="paragraph" style:parent-style-name="Standard" style:list-style-name="L1">
      <style:paragraph-properties fo:line-height="200%" fo:text-align="start" style:justify-single-word="false"/>
      <style:text-properties fo:color="#3465a4" fo:font-weight="bold" officeooo:rsid="0009eb95" officeooo:paragraph-rsid="0009eb95" style:font-weight-asian="bold" style:font-weight-complex="bold"/>
    </style:style>
    <style:style style:name="P18" style:family="paragraph" style:parent-style-name="Standard" style:list-style-name="L1">
      <style:paragraph-properties fo:line-height="200%" fo:text-align="start" style:justify-single-word="false"/>
      <style:text-properties fo:color="#3465a4" fo:font-weight="bold" officeooo:rsid="000a4db5" officeooo:paragraph-rsid="000a4db5" style:font-weight-asian="bold" style:font-weight-complex="bold"/>
    </style:style>
    <style:style style:name="P19" style:family="paragraph" style:parent-style-name="Standard" style:list-style-name="L1">
      <style:paragraph-properties fo:line-height="200%" fo:text-align="start" style:justify-single-word="false"/>
      <style:text-properties fo:color="#3465a4" fo:font-weight="bold" officeooo:rsid="000a4db5" officeooo:paragraph-rsid="000df8ae" style:font-weight-asian="bold" style:font-weight-complex="bold"/>
    </style:style>
    <style:style style:name="P20" style:family="paragraph" style:parent-style-name="Standard" style:list-style-name="L1">
      <style:paragraph-properties fo:line-height="200%" fo:text-align="start" style:justify-single-word="false"/>
      <style:text-properties fo:color="#3465a4" fo:font-weight="bold" officeooo:rsid="000df8ae" officeooo:paragraph-rsid="000df8ae" style:font-weight-asian="bold" style:font-weight-complex="bold"/>
    </style:style>
    <style:style style:name="P21" style:family="paragraph" style:parent-style-name="Standard" style:list-style-name="L1">
      <style:paragraph-properties fo:line-height="200%" fo:text-align="start" style:justify-single-word="false"/>
      <style:text-properties officeooo:paragraph-rsid="000849d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08aab" style:font-weight-asian="normal" style:font-weight-complex="normal"/>
    </style:style>
    <style:style style:name="T3" style:family="text">
      <style:text-properties fo:font-weight="normal" officeooo:rsid="000849d0" style:font-weight-asian="normal" style:font-weight-complex="normal"/>
    </style:style>
    <style:style style:name="T4" style:family="text">
      <style:text-properties fo:font-weight="normal" officeooo:rsid="0009eb95" style:font-weight-asian="normal" style:font-weight-complex="normal"/>
    </style:style>
    <style:style style:name="T5" style:family="text">
      <style:text-properties fo:font-weight="normal" officeooo:rsid="000a4db5" style:font-weight-asian="normal" style:font-weight-complex="normal"/>
    </style:style>
    <style:style style:name="T6" style:family="text">
      <style:text-properties fo:font-weight="normal" officeooo:rsid="000df8ae" style:font-weight-asian="normal" style:font-weight-complex="normal"/>
    </style:style>
    <style:style style:name="T7" style:family="text">
      <style:text-properties fo:font-weight="normal" officeooo:rsid="000f6139" style:font-weight-asian="normal" style:font-weight-complex="normal"/>
    </style:style>
    <style:style style:name="T8" style:family="text">
      <style:text-properties style:font-name="Times New Roman" fo:font-weight="bold" officeooo:rsid="00008aab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08aab" style:font-weight-asian="bold" style:font-weight-complex="bold"/>
    </style:style>
    <style:style style:name="T11" style:family="text">
      <style:text-properties fo:font-weight="bold" officeooo:rsid="000a4db5" style:font-weight-asian="bold" style:font-weight-complex="bold"/>
    </style:style>
    <style:style style:name="T12" style:family="text">
      <style:text-properties fo:font-weight="bold" officeooo:rsid="0009eb95" style:font-weight-asian="bold" style:font-weight-complex="bold"/>
    </style:style>
    <style:style style:name="T13" style:family="text">
      <style:text-properties officeooo:rsid="0009eb95"/>
    </style:style>
    <style:style style:name="T14" style:family="text">
      <style:text-properties officeooo:rsid="000a4db5"/>
    </style:style>
    <style:style style:name="T15" style:family="text">
      <style:text-properties fo:color="#3465a4" fo:font-weight="normal" officeooo:rsid="00067ed0" style:font-weight-asian="normal" style:font-weight-complex="normal"/>
    </style:style>
    <style:style style:name="T16" style:family="text">
      <style:text-properties fo:color="#3465a4" fo:font-weight="normal" officeooo:rsid="000df8ae" style:font-weight-asian="normal" style:font-weight-complex="normal"/>
    </style:style>
    <style:style style:name="T17" style:family="text">
      <style:text-properties fo:color="#3465a4" fo:font-weight="normal" officeooo:rsid="000849d0" style:font-weight-asian="normal" style:font-weight-complex="normal"/>
    </style:style>
    <style:style style:name="T18" style:family="text">
      <style:text-properties fo:color="#3465a4" fo:font-weight="normal" officeooo:rsid="0009eb95" style:font-weight-asian="normal" style:font-weight-complex="normal"/>
    </style:style>
    <style:style style:name="T19" style:family="text">
      <style:text-properties fo:color="#3465a4" fo:font-weight="bold" officeooo:rsid="00067ed0" style:font-weight-asian="bold" style:font-weight-complex="bold"/>
    </style:style>
    <style:style style:name="T20" style:family="text">
      <style:text-properties fo:color="#3465a4" fo:font-weight="bold" officeooo:rsid="000849d0" style:font-weight-asian="bold" style:font-weight-complex="bold"/>
    </style:style>
    <style:style style:name="T21" style:family="text">
      <style:text-properties fo:color="#3465a4" officeooo:rsid="00067ed0"/>
    </style:style>
    <style:style style:name="T22" style:family="text">
      <style:text-properties fo:color="#3465a4" officeooo:rsid="000df8ae"/>
    </style:style>
    <style:style style:name="T23" style:family="text">
      <style:text-properties fo:color="#3465a4" officeooo:rsid="000849d0"/>
    </style:style>
    <style:style style:name="T24" style:family="text">
      <style:text-properties fo:color="#3465a4" officeooo:rsid="0009eb95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rshad Bolouri</text:p>
      <text:p text:style-name="P1">Digital Signal Processing</text:p>
      <text:p text:style-name="P1">Professor Karp</text:p>
      <text:p text:style-name="P2">Homework II Grad</text:p>
      <text:p text:style-name="P3"><text:span text:style-name="T8">Problem 1) </text:span>For each of the following cases of signals in the time-domain, describe the characteristics you expect of its spectrum. Mention if the spectrum is discrete or continuous, periodic or aperiodic, and describe an example where you could encounter such a signal in the real world:</text:p>
      <text:list xml:id="list1206096786" text:style-name="L1">
        <text:list-item>
          <text:p text:style-name="P4">A continuous and aperiodic signal:</text:p>
          <text:p text:style-name="P5"><text:span text:style-name="T1">A</text:span><text:span text:style-name="T10"> continuous aperiodic </text:span><text:span text:style-name="T2">signal </text:span><text:span text:style-name="T1">is going to have a </text:span><text:span text:style-name="T9">continuous aperiodic </text:span><text:span text:style-name="T1">spectrum.</text:span></text:p>
          <text:p text:style-name="P6">Example:<text:span text:style-name="T1"> <text:s/>Signal propagated by AM radio station or FM radio station.</text:span></text:p>
        </text:list-item>
        <text:list-item>
          <text:p text:style-name="P9">A continuous and periodic signal:</text:p>
          <text:p text:style-name="P8">A <text:span text:style-name="T9">continuous</text:span> <text:span text:style-name="T9">periodic</text:span> signal is going to have a <text:span text:style-name="T9">discrete aperiodic </text:span>spectrum</text:p>
          <text:p text:style-name="P7">Example:<text:span text:style-name="T1"> </text:span><text:span text:style-name="T3">Voltage signal coming out of a wall socket</text:span></text:p>
        </text:list-item>
        <text:list-item>
          <text:p text:style-name="P10">A discrete and aperiodic signal of infinite duration:</text:p>
          <text:p text:style-name="P21"><text:span text:style-name="T15">A </text:span><text:span text:style-name="T19">discrete aperiodic</text:span><text:span text:style-name="T15"> signal </text:span><text:span text:style-name="T16">i</text:span><text:span text:style-name="T17">s going to have a </text:span><text:span text:style-name="T20">continuous periodic </text:span><text:span text:style-name="T18">spectrum.</text:span></text:p>
          <text:p text:style-name="P17">Example: <text:span text:style-name="T1">I believe there’s basically no real life examples of an </text:span>infinite <text:span text:style-name="T1">signal that we could measure. </text:span><text:span text:style-name="T5">There might be theoretical answers however.</text:span></text:p>
        </text:list-item>
        <text:list-item>
          <text:p text:style-name="P11">A discrete and periodic signal of infinite duration:</text:p>
          <text:p text:style-name="P15">A <text:span text:style-name="T9">discre</text:span><text:span text:style-name="T11">te </text:span><text:span text:style-name="T9">periodic</text:span> signal <text:span text:style-name="T14">is going to have a </text:span><text:span text:style-name="T11">discrete periodic </text:span><text:span text:style-name="T14">spectrum.</text:span></text:p>
          <text:p text:style-name="P18">Example: <text:span text:style-name="T1">Again, </text:span><text:span text:style-name="T4">I believe there’s basically no real life examples of an </text:span><text:span text:style-name="T13">infinite </text:span><text:span text:style-name="T4">signal that we could measure.</text:span></text:p>
        </text:list-item>
        <text:list-item>
          <text:p text:style-name="P12">A discrete and aperiodic signal of finite duration:</text:p>
          <text:p text:style-name="P13"><text:span text:style-name="T21">A </text:span><text:span text:style-name="T19">discrete aperiodic</text:span><text:span text:style-name="T21"> signal </text:span><text:span text:style-name="T22">i</text:span><text:span text:style-name="T23">s going to have a </text:span><text:span text:style-name="T20">continuous periodic </text:span><text:span text:style-name="T24">spectrum.</text:span></text:p>
          <text:p text:style-name="P19"><text:span text:style-name="T24">Example: </text:span><text:span text:style-name="T4">The total distance traveled by the robotic arm is recorded just once in each hour, so this is a discrete-time signal. Over a 24-hour period there will be 24 discrete values recorded. </text:span><text:soft-page-break/><text:span text:style-name="T6">The values of the traveled distance is not going to be necessarily periodic as it might vary every time. Therefore, this is a aperiodic discrete signal.</text:span></text:p>
        </text:list-item>
        <text:list-item>
          <text:p text:style-name="P12">A discrete and periodic signal of finite duration:</text:p>
          <text:p text:style-name="P16">A <text:span text:style-name="T12">discre</text:span><text:span text:style-name="T11">te </text:span><text:span text:style-name="T12">periodic</text:span><text:span text:style-name="T13"> signal </text:span><text:span text:style-name="T14">is going to have a </text:span><text:span text:style-name="T11">discrete periodic </text:span><text:span text:style-name="T14">spectrum.</text:span></text:p>
          <text:p text:style-name="P20">Example: <text:span text:style-name="T7">The repetitive beeping noise that you hear when you’re calling someone on the phone. The beep has the same intensity value and frequency and its repeating on a fixed amount of time. Therefore the “beeps” are periodic and discrete.</text:span></text:p>
          <text:p text:style-name="P14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22:22:21.248280115</meta:creation-date>
    <dc:date>2021-09-09T16:22:46.679000359</dc:date>
    <meta:editing-duration>PT8M3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23" meta:word-count="337" meta:character-count="2053" meta:non-whitespace-character-count="1744"/>
  </office:meta>
</office:document-meta>
</file>